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indent="0in" style:auto-text-indent="false"/>
    </style:style>
    <style:style style:name="P2" style:family="paragraph" style:parent-style-name="Standard">
      <style:paragraph-properties fo:margin-left="0in" fo:margin-right="0in" style:line-height-at-least="0.2291in" fo:text-align="start" style:justify-single-word="false" fo:text-indent="0in" style:auto-text-indent="false"/>
      <style:text-properties officeooo:rsid="001ddc24" officeooo:paragraph-rsid="001ddc24"/>
    </style:style>
    <style:style style:name="T1" style:family="text">
      <style:text-properties fo:font-variant="normal" fo:text-transform="none" fo:color="#000000" style:font-name="Helvetica Neue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Helvetica" fo:font-size="9.75pt" fo:letter-spacing="normal" fo:font-style="normal" fo:font-weight="bold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105289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"Mechanolith" Kevin MacLeod (incompetech.com) </text:span><text:line-break/><text:span text:style-name="T1">Licensed under Creative Commons: By Attribution 3.0</text:span><text:line-break/><text:span text:style-name="T1">http://creativecommons.org/licenses/by/3.0/</text:span> </text:p>
      <text:p text:style-name="P1"/>
      <text:p text:style-name="P1"><text:span text:style-name="T1">"Undaunted" Kevin MacLeod (incompetech.com) </text:span><text:line-break/><text:span text:style-name="T1">Licensed under Creative Commons: By Attribution 3.0</text:span><text:line-break/><text:span text:style-name="T1">http://creativecommons.org/licenses/by/3.0/</text:span> </text:p>
      <text:p text:style-name="Standard"/>
      <text:p text:style-name="P2">Forest Blocks by TeknoAXE </text:p>
      <text:p text:style-name="P2">Licensed under a Creative Commons Attribution 3.0 </text:p>
      <text:p text:style-name="P2"/>
      <text:p text:style-name="P2">Building Vistas Together by TeknoAXE</text:p>
      <text:p text:style-name="P2">Licensed under a Creative Commons Attribution 3.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9S</meta:editing-duration>
    <meta:editing-cycles>3</meta:editing-cycles>
    <meta:generator>LibreOffice/4.3.1.2$Windows_x86 LibreOffice_project/958349dc3b25111dbca392fbc281a05559ef6848</meta:generator>
    <dc:date>2014-10-13T18:29:07.244000000</dc:date>
    <meta:document-statistic meta:table-count="0" meta:image-count="0" meta:object-count="0" meta:page-count="1" meta:paragraph-count="6" meta:word-count="47" meta:character-count="446" meta:non-whitespace-character-count="398"/>
    <meta:user-defined meta:name="Info 1"/>
    <meta:user-defined meta:name="Info 2"/>
    <meta:user-defined meta:name="Info 3"/>
    <meta:user-defined meta:name="Info 4"/>
  </office:meta>
</office:document-meta>
</file>